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044cm" fo:margin-left="-0.026cm" fo:margin-top="0cm" fo:margin-bottom="0cm" table:align="left" fo:background-color="#f7f7f8" style:writing-mode="lr-tb">
        <style:background-image/>
      </style:table-properties>
    </style:style>
    <style:style style:name="Table1.A" style:family="table-column">
      <style:table-column-properties style:column-width="0.672cm"/>
    </style:style>
    <style:style style:name="Table1.B" style:family="table-column">
      <style:table-column-properties style:column-width="2.275cm"/>
    </style:style>
    <style:style style:name="Table1.C" style:family="table-column">
      <style:table-column-properties style:column-width="2.129cm"/>
    </style:style>
    <style:style style:name="Table1.D" style:family="table-column">
      <style:table-column-properties style:column-width="2.81cm"/>
    </style:style>
    <style:style style:name="Table1.E" style:family="table-column">
      <style:table-column-properties style:column-width="5.15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7f7f8" fo:padding="0.026cm" fo:border-left="0.018cm solid #d9d9e3" fo:border-right="0.002cm solid #d9d9e3" fo:border-top="0.018cm solid #d9d9e3" fo:border-bottom="0.018cm solid #d9d9e3">
        <style:background-image/>
      </style:table-cell-properties>
    </style:style>
    <style:style style:name="Table1.E1" style:family="table-cell">
      <style:table-cell-properties style:vertical-align="bottom" fo:background-color="#f7f7f8" fo:padding="0.026cm" fo:border="0.018cm solid #d9d9e3">
        <style:background-image/>
      </style:table-cell-properties>
    </style:style>
    <style:style style:name="Table1.A2" style:family="table-cell">
      <style:table-cell-properties style:vertical-align="bottom" fo:background-color="#f7f7f8" fo:padding="0.026cm" fo:border-left="0.018cm solid #d9d9e3" fo:border-right="0.002cm solid #d9d9e3" fo:border-top="0.002cm solid #d9d9e3" fo:border-bottom="0.018cm solid #d9d9e3">
        <style:background-image/>
      </style:table-cell-properties>
    </style:style>
    <style:style style:name="Table1.E2" style:family="table-cell">
      <style:table-cell-properties style:vertical-align="bottom" fo:background-color="#f7f7f8" fo:padding="0.026cm" fo:border-left="0.018cm solid #d9d9e3" fo:border-right="0.018cm solid #d9d9e3" fo:border-top="0.002cm solid #d9d9e3" fo:border-bottom="0.018cm solid #d9d9e3">
        <style:background-image/>
      </style:table-cell-properties>
    </style:style>
    <style:style style:name="Table2" style:family="table">
      <style:table-properties style:width="13.044cm" fo:margin-left="-0.026cm" fo:margin-top="0cm" fo:margin-bottom="0cm" table:align="left" fo:background-color="#f7f7f8" style:writing-mode="lr-tb">
        <style:background-image/>
      </style:table-properties>
    </style:style>
    <style:style style:name="Table2.A" style:family="table-column">
      <style:table-column-properties style:column-width="0.681cm"/>
    </style:style>
    <style:style style:name="Table2.B" style:family="table-column">
      <style:table-column-properties style:column-width="2.127cm"/>
    </style:style>
    <style:style style:name="Table2.C" style:family="table-column">
      <style:table-column-properties style:column-width="1.923cm"/>
    </style:style>
    <style:style style:name="Table2.D" style:family="table-column">
      <style:table-column-properties style:column-width="2.838cm"/>
    </style:style>
    <style:style style:name="Table2.E" style:family="table-column">
      <style:table-column-properties style:column-width="5.47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bottom" fo:background-color="#f7f7f8" fo:padding="0.026cm" fo:border-left="0.018cm solid #d9d9e3" fo:border-right="0.002cm solid #d9d9e3" fo:border-top="0.018cm solid #d9d9e3" fo:border-bottom="0.018cm solid #d9d9e3">
        <style:background-image/>
      </style:table-cell-properties>
    </style:style>
    <style:style style:name="Table2.E1" style:family="table-cell">
      <style:table-cell-properties style:vertical-align="bottom" fo:background-color="#f7f7f8" fo:padding="0.026cm" fo:border="0.018cm solid #d9d9e3">
        <style:background-image/>
      </style:table-cell-properties>
    </style:style>
    <style:style style:name="Table2.A2" style:family="table-cell">
      <style:table-cell-properties style:vertical-align="bottom" fo:background-color="#f7f7f8" fo:padding="0.026cm" fo:border-left="0.018cm solid #d9d9e3" fo:border-right="0.002cm solid #d9d9e3" fo:border-top="0.002cm solid #d9d9e3" fo:border-bottom="0.018cm solid #d9d9e3">
        <style:background-image/>
      </style:table-cell-properties>
    </style:style>
    <style:style style:name="Table2.E2" style:family="table-cell">
      <style:table-cell-properties style:vertical-align="bottom" fo:background-color="#f7f7f8" fo:padding="0.026cm" fo:border-left="0.018cm solid #d9d9e3" fo:border-right="0.018cm solid #d9d9e3" fo:border-top="0.002cm solid #d9d9e3" fo:border-bottom="0.018cm solid #d9d9e3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language="en" fo:country="US" fo:background-color="#ffff00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background-color="#ffff00" style:font-size-asian="14pt" style:font-size-complex="14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6pt" fo:font-weight="bold" style:font-size-asian="16pt" style:font-weight-asian="bold" style:font-size-complex="14pt"/>
    </style:style>
    <style:style style:name="P7" style:family="paragraph" style:parent-style-name="Standard">
      <style:text-properties fo:font-size="16pt" fo:font-weight="bold" style:font-size-asian="16pt" style:font-weight-asian="bold" style:font-size-complex="12pt"/>
    </style:style>
    <style:style style:name="P8" style:family="paragraph" style:parent-style-name="Standard">
      <style:text-properties fo:background-color="#ffff00"/>
    </style:style>
    <style:style style:name="P9" style:family="paragraph" style:parent-style-name="Standard">
      <style:paragraph-properties fo:margin-top="0cm" fo:margin-bottom="0.847cm" fo:line-height="100%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.847cm" fo:line-height="10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4pt"/>
    </style:style>
    <style:style style:name="P12" style:family="paragraph" style:parent-style-name="Standard">
      <style:text-properties fo:font-size="14pt" fo:background-color="#ffff00" style:font-size-asian="14pt" style:font-size-complex="14p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font-size="14pt" fo:background-color="#ffff99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Итоговая контрольная работа</text:p>
      <text:p text:style-name="P1"/>
      <text:p text:style-name="P3"><text:s/>Информация о проекте</text:p>
      <text:p text:style-name="P1"><text:s/>Необходимо организовать систему учета для питомника в котором живут домашние и Pack animals. </text:p>
      <text:p text:style-name="P1"/>
      <text:p text:style-name="Standard"><text:span text:style-name="T2">Как сдавать проект</text:span><text:span text:style-name="T1"> </text:span></text:p>
      <text:p text:style-name="P1"/>
      <text:p text:style-name="P1">Для сдачи проекта необходимо создать отдельный общедоступный репозиторий(Github, gitlub, или Bitbucket). Разработку вести в этом репоз<text:span text:style-name="T4">и</text:span>тории, использовать пул реквесты на изменения. Программа должна запускаться и работать, ошибок при выполнении программы быть не должно. Программа, может использоваться в различных системах, поэтому необходимо разработать класс в виде конструктора </text:p>
      <text:p text:style-name="P1"/>
      <text:p text:style-name="P6">Задание </text:p>
      <text:p text:style-name="P5"/>
      <text:p text:style-name="P7">Операционные системы и виртуализация (Linux)</text:p>
      <text:p text:style-name="P1"/>
      <text:p text:style-name="P4">1. Использование команды cat в Linux</text:p>
      <text:p text:style-name="P4"><text:s text:c="3"/>- Создать два текстовых файла: "Pets"(Домашние животные) и "Pack animals"(вьючные животные), используя команду `cat` в терминале Linux. В первом файле перечислить собак, кошек и хомяков. Во втором — лошадей, верблюдов и ослов.</text:p>
      <text:p text:style-name="P4"><text:s text:c="3"/>- Объединить содержимое этих двух файлов в один и просмотреть его содержимое.</text:p>
      <text:p text:style-name="P4"><text:s text:c="3"/>- Переименовать получившийся файл в "Human Friends"(.</text:p>
      <text:p text:style-name="P8"><text:span text:style-name="T1">Пример конечного вывода после команды “</text:span><text:span text:style-name="T3">ls</text:span><text:span text:style-name="T1">” :</text:span></text:p>
      <text:p text:style-name="P2">Desktop Documents Downloads <text:s/>HumanFriends.txt <text:s/>Music <text:s/>PackAnimals.txt <text:s/>Pets.txt <text:s/>Pictures <text:s/>Videos</text:p>
      <text:p text:style-name="P2"/>
      <text:p text:style-name="P4"><text:soft-page-break/>2. Работа с директориями в Linux</text:p>
      <text:p text:style-name="P4"><text:s text:c="3"/>- Создать новую директорию и переместить туда файл "Human Friends".</text:p>
      <text:p text:style-name="P1"/>
      <text:p text:style-name="P4">3. Работа с MySQL в Linux. “Установить MySQL на вашу вычислительную машину ”</text:p>
      <text:p text:style-name="P4"><text:s text:c="3"/>- Подключить дополнительный репозиторий MySQL и установить один из пакетов из этого репозитория.</text:p>
      <text:p text:style-name="P4"/>
      <text:p text:style-name="P4">4. Управление deb-пакетами</text:p>
      <text:p text:style-name="P4"><text:s text:c="3"/>- Установить и затем удалить deb-пакет, используя команду `dpkg`.</text:p>
      <text:p text:style-name="P1"/>
      <text:p text:style-name="P4">5. История команд в терминале Ubuntu</text:p>
      <text:p text:style-name="P4"><text:s text:c="3"/>- Сохранить и выложить историю ваших терминальных команд в Ubuntu.</text:p>
      <text:p text:style-name="P4">В формате: Файла с ФИО, датой сдачи, номером группы(или потока)</text:p>
      <text:p text:style-name="P1"/>
      <text:p text:style-name="P7">Объектно-ориентированное программирование </text:p>
      <text:p text:style-name="P3"/>
      <text:p text:style-name="P4">6. Диаграмма классов</text:p>
      <text:p text:style-name="P4"><text:s text:c="3"/>- Создать диаграмму классов с родительским классом "Животные", и двумя подклассами: "Pets" и "Pack animals".</text:p>
      <text:p text:style-name="P4">В составы классов которых в случае Pets войдут классы: собаки, кошки, хомяки, а в класс Pack animals войдут: Лошади, верблюды и ослы).</text:p>
      <text:p text:style-name="P4">Каждый тип животных будет характеризоваться (например, имена, даты рождения, выполняемые команды и т.д)</text:p>
      <text:p text:style-name="P4">Диаграмму можно нарисовать в любом редакторе, такими как Lucidchart, Draw.io, Microsoft Visio и других.</text:p>
      <text:p text:style-name="P1"/>
      <text:p text:style-name="P4">7. Работа с MySQL (Задача выполняется в случае успешного выполнения задачи “Работа с MySQL в Linux. “Установить MySQL на вашу машину”</text:p>
      <text:p text:style-name="P1"><text:soft-page-break/></text:p>
      <text:p text:style-name="P4">7.1. После создания диаграммы классов в 6 пункте, в 7 пункте база данных "Human Friends" должна быть структурирована в соответствии с этой диаграммой. Например, можно создать таблицы, которые будут соответствовать классам "Pets" и "Pack animals", и в этих таблицах будут поля, которые характеризуют каждый тип животных (например, имена, даты рождения, выполняемые команды и т.д.). </text:p>
      <text:p text:style-name="P4">7.2 <text:s text:c="2"/>- В ранее подключенном MySQL создать базу данных с названием "Human Friends".</text:p>
      <text:p text:style-name="P4"><text:s text:c="3"/>- Создать таблицы, соответствующие иерархии из вашей диаграммы классов.</text:p>
      <text:p text:style-name="P4"><text:s text:c="3"/>- Заполнить таблицы данными о животных, их командах и датами рождения.</text:p>
      <text:p text:style-name="P13"><text:s text:c="3"/>- Удалить записи о верблюдах и объединить таблицы лошадей и ослов.</text:p>
      <text:p text:style-name="P1"><text:s text:c="3"/>- Создать новую таблицу для животных в возрасте от 1 до 3 лет и вычислить их возраст с точностью до месяца.</text:p>
      <text:p text:style-name="P1"><text:s text:c="3"/>- Объединить все созданные таблицы в одну, сохраняя информацию о принадлежности к исходным таблицам.</text:p>
      <text:p text:style-name="P1"/>
      <text:p text:style-name="P1">Пример заполненной таблицы для теста:</text:p>
      <text:p text:style-name="P1">Лист "Pets"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0">ID</text:p>
            </table:table-cell>
            <table:table-cell table:style-name="Table1.A1" office:value-type="string">
              <text:p text:style-name="P10">Name</text:p>
            </table:table-cell>
            <table:table-cell table:style-name="Table1.A1" office:value-type="string">
              <text:p text:style-name="P10">Type</text:p>
            </table:table-cell>
            <table:table-cell table:style-name="Table1.A1" office:value-type="string">
              <text:p text:style-name="P10">BirthDate</text:p>
            </table:table-cell>
            <table:table-cell table:style-name="Table1.E1" office:value-type="string">
              <text:p text:style-name="P10">Command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Fido</text:p>
          </table:table-cell>
          <table:table-cell table:style-name="Table1.A2" office:value-type="string">
            <text:p text:style-name="P9">Dog</text:p>
          </table:table-cell>
          <table:table-cell table:style-name="Table1.A2" office:value-type="string">
            <text:p text:style-name="P9">2020-01-01</text:p>
          </table:table-cell>
          <table:table-cell table:style-name="Table1.E2" office:value-type="string">
            <text:p text:style-name="P9">Sit, Stay, Fetch</text:p>
          </table:table-cell>
        </table:table-row>
        <table:table-row table:style-name="Table1.1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Whiskers</text:p>
          </table:table-cell>
          <table:table-cell table:style-name="Table1.A2" office:value-type="string">
            <text:p text:style-name="P9">Cat</text:p>
          </table:table-cell>
          <table:table-cell table:style-name="Table1.A2" office:value-type="string">
            <text:p text:style-name="P9">2019-05-15</text:p>
          </table:table-cell>
          <table:table-cell table:style-name="Table1.E2" office:value-type="string">
            <text:p text:style-name="P9">Sit, Pounce</text:p>
          </table:table-cell>
        </table:table-row>
        <table:table-row table:style-name="Table1.1"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Hammy</text:p>
          </table:table-cell>
          <table:table-cell table:style-name="Table1.A2" office:value-type="string">
            <text:p text:style-name="P9">Hamster</text:p>
          </table:table-cell>
          <table:table-cell table:style-name="Table1.A2" office:value-type="string">
            <text:p text:style-name="P9">2021-03-10</text:p>
          </table:table-cell>
          <table:table-cell table:style-name="Table1.E2" office:value-type="string">
            <text:p text:style-name="P9">Roll, Hide</text:p>
          </table:table-cell>
        </table:table-row>
        <table:table-row table:style-name="Table1.1"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Buddy</text:p>
          </table:table-cell>
          <table:table-cell table:style-name="Table1.A2" office:value-type="string">
            <text:p text:style-name="P9">Dog</text:p>
          </table:table-cell>
          <table:table-cell table:style-name="Table1.A2" office:value-type="string">
            <text:p text:style-name="P9">2018-12-10</text:p>
          </table:table-cell>
          <table:table-cell table:style-name="Table1.E2" office:value-type="string">
            <text:p text:style-name="P9">Sit, Paw, Bark</text:p>
          </table:table-cell>
        </table:table-row>
        <table:table-row table:style-name="Table1.1"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Smudge</text:p>
          </table:table-cell>
          <table:table-cell table:style-name="Table1.A2" office:value-type="string">
            <text:p text:style-name="P9">Cat</text:p>
          </table:table-cell>
          <table:table-cell table:style-name="Table1.A2" office:value-type="string">
            <text:p text:style-name="P9">2020-02-20</text:p>
          </table:table-cell>
          <table:table-cell table:style-name="Table1.E2" office:value-type="string">
            <text:p text:style-name="P9">Sit, Pounce, Scratch<text:soft-page-break/></text:p>
          </table:table-cell>
        </table:table-row>
        <table:table-row table:style-name="Table1.1"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Peanut</text:p>
          </table:table-cell>
          <table:table-cell table:style-name="Table1.A2" office:value-type="string">
            <text:p text:style-name="P9">Hamster</text:p>
          </table:table-cell>
          <table:table-cell table:style-name="Table1.A2" office:value-type="string">
            <text:p text:style-name="P9">2021-08-01</text:p>
          </table:table-cell>
          <table:table-cell table:style-name="Table1.E2" office:value-type="string">
            <text:p text:style-name="P9">Roll, Spin</text:p>
          </table:table-cell>
        </table:table-row>
        <table:table-row table:style-name="Table1.1"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9">Bella</text:p>
          </table:table-cell>
          <table:table-cell table:style-name="Table1.A2" office:value-type="string">
            <text:p text:style-name="P9">Dog</text:p>
          </table:table-cell>
          <table:table-cell table:style-name="Table1.A2" office:value-type="string">
            <text:p text:style-name="P9">2019-11-11</text:p>
          </table:table-cell>
          <table:table-cell table:style-name="Table1.E2" office:value-type="string">
            <text:p text:style-name="P9">Sit, Stay, Roll</text:p>
          </table:table-cell>
        </table:table-row>
        <table:table-row table:style-name="Table1.1"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Oliver</text:p>
          </table:table-cell>
          <table:table-cell table:style-name="Table1.A2" office:value-type="string">
            <text:p text:style-name="P9">Cat</text:p>
          </table:table-cell>
          <table:table-cell table:style-name="Table1.A2" office:value-type="string">
            <text:p text:style-name="P9">2020-06-30</text:p>
          </table:table-cell>
          <table:table-cell table:style-name="Table1.E2" office:value-type="string">
            <text:p text:style-name="P9">Meow, Scratch, Jump</text:p>
          </table:table-cell>
        </table:table-row>
      </table:table>
      <text:p text:style-name="P1"/>
      <text:p text:style-name="P1"><text:s/>Лист "PackAnimals"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0">ID</text:p>
            </table:table-cell>
            <table:table-cell table:style-name="Table2.A1" office:value-type="string">
              <text:p text:style-name="P10">Name</text:p>
            </table:table-cell>
            <table:table-cell table:style-name="Table2.A1" office:value-type="string">
              <text:p text:style-name="P10">Type</text:p>
            </table:table-cell>
            <table:table-cell table:style-name="Table2.A1" office:value-type="string">
              <text:p text:style-name="P10">BirthDate</text:p>
            </table:table-cell>
            <table:table-cell table:style-name="Table2.E1" office:value-type="string">
              <text:p text:style-name="P10">Command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Thunder</text:p>
          </table:table-cell>
          <table:table-cell table:style-name="Table2.A2" office:value-type="string">
            <text:p text:style-name="P9">Horse</text:p>
          </table:table-cell>
          <table:table-cell table:style-name="Table2.A2" office:value-type="string">
            <text:p text:style-name="P9">2015-07-21</text:p>
          </table:table-cell>
          <table:table-cell table:style-name="Table2.E2" office:value-type="string">
            <text:p text:style-name="P9">Trot, Canter, Gallop</text:p>
          </table:table-cell>
        </table:table-row>
        <table:table-row table:style-name="Table2.1"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9">Sandy</text:p>
          </table:table-cell>
          <table:table-cell table:style-name="Table2.A2" office:value-type="string">
            <text:p text:style-name="P9">Camel</text:p>
          </table:table-cell>
          <table:table-cell table:style-name="Table2.A2" office:value-type="string">
            <text:p text:style-name="P9">2016-11-03</text:p>
          </table:table-cell>
          <table:table-cell table:style-name="Table2.E2" office:value-type="string">
            <text:p text:style-name="P9">Walk, Carry Load</text:p>
          </table:table-cell>
        </table:table-row>
        <table:table-row table:style-name="Table2.1"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9">Eeyore</text:p>
          </table:table-cell>
          <table:table-cell table:style-name="Table2.A2" office:value-type="string">
            <text:p text:style-name="P9">Donkey</text:p>
          </table:table-cell>
          <table:table-cell table:style-name="Table2.A2" office:value-type="string">
            <text:p text:style-name="P9">2017-09-18</text:p>
          </table:table-cell>
          <table:table-cell table:style-name="Table2.E2" office:value-type="string">
            <text:p text:style-name="P9">Walk, Carry Load, Bray</text:p>
          </table:table-cell>
        </table:table-row>
        <table:table-row table:style-name="Table2.1"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9">Storm</text:p>
          </table:table-cell>
          <table:table-cell table:style-name="Table2.A2" office:value-type="string">
            <text:p text:style-name="P9">Horse</text:p>
          </table:table-cell>
          <table:table-cell table:style-name="Table2.A2" office:value-type="string">
            <text:p text:style-name="P9">2014-05-05</text:p>
          </table:table-cell>
          <table:table-cell table:style-name="Table2.E2" office:value-type="string">
            <text:p text:style-name="P9">Trot, Canter</text:p>
          </table:table-cell>
        </table:table-row>
        <table:table-row table:style-name="Table2.1"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1">Dune</text:p>
          </table:table-cell>
          <table:table-cell table:style-name="Table2.A2" office:value-type="string">
            <text:p text:style-name="P1">Camel</text:p>
          </table:table-cell>
          <table:table-cell table:style-name="Table2.A2" office:value-type="string">
            <text:p text:style-name="P1">2018-12-12</text:p>
          </table:table-cell>
          <table:table-cell table:style-name="Table2.E2" office:value-type="string">
            <text:p text:style-name="P1">Walk, Sit</text:p>
          </table:table-cell>
        </table:table-row>
        <table:table-row table:style-name="Table2.1">
          <table:table-cell table:style-name="Table2.A2" office:value-type="string">
            <text:p text:style-name="P1">6</text:p>
          </table:table-cell>
          <table:table-cell table:style-name="Table2.A2" office:value-type="string">
            <text:p text:style-name="P1">Burro</text:p>
          </table:table-cell>
          <table:table-cell table:style-name="Table2.A2" office:value-type="string">
            <text:p text:style-name="P1">Donkey</text:p>
          </table:table-cell>
          <table:table-cell table:style-name="Table2.A2" office:value-type="string">
            <text:p text:style-name="P1">2019-01-23</text:p>
          </table:table-cell>
          <table:table-cell table:style-name="Table2.E2" office:value-type="string">
            <text:p text:style-name="P1">Walk, Bray, Kick</text:p>
          </table:table-cell>
        </table:table-row>
        <table:table-row table:style-name="Table2.1">
          <table:table-cell table:style-name="Table2.A2" office:value-type="string">
            <text:p text:style-name="P1">7</text:p>
          </table:table-cell>
          <table:table-cell table:style-name="Table2.A2" office:value-type="string">
            <text:p text:style-name="P1">Blaze</text:p>
          </table:table-cell>
          <table:table-cell table:style-name="Table2.A2" office:value-type="string">
            <text:p text:style-name="P1">Horse</text:p>
          </table:table-cell>
          <table:table-cell table:style-name="Table2.A2" office:value-type="string">
            <text:p text:style-name="P1">2016-02-29</text:p>
          </table:table-cell>
          <table:table-cell table:style-name="Table2.E2" office:value-type="string">
            <text:p text:style-name="P1">Trot, Jump, Gallop</text:p>
          </table:table-cell>
        </table:table-row>
        <table:table-row table:style-name="Table2.1"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1">Sahara</text:p>
          </table:table-cell>
          <table:table-cell table:style-name="Table2.A2" office:value-type="string">
            <text:p text:style-name="P1">Camel</text:p>
          </table:table-cell>
          <table:table-cell table:style-name="Table2.A2" office:value-type="string">
            <text:p text:style-name="P1">2015-08-14</text:p>
          </table:table-cell>
          <table:table-cell table:style-name="Table2.E2" office:value-type="string">
            <text:p text:style-name="P1">Walk, Run</text:p>
          </table:table-cell>
        </table:table-row>
      </table:table>
      <text:p text:style-name="P1"/>
      <text:p text:style-name="P1"/>
      <text:p text:style-name="P1"/>
      <text:p text:style-name="P1"/>
      <text:p text:style-name="P1"><text:bookmark text:name="Bookmark"/></text:p>
      <text:p text:style-name="P1"><text:soft-page-break/>8. ООП и Java</text:p>
      <text:p text:style-name="P1"><text:s text:c="3"/>- Создать иерархию классов в Java, который будет повторять диаграмму классов созданную в задаче 6(Диаграмма классов) .</text:p>
      <text:p text:style-name="P1"/>
      <text:p text:style-name="P1">9. Программа-реестр домашних животных</text:p>
      <text:p text:style-name="P1"><text:s text:c="4"/>- Написать программу на Java, которая будет имитировать реестр домашних животных. </text:p>
      <text:p text:style-name="P1">Должен быть реализован следующий функционал:</text:p>
      <text:p text:style-name="P1"><text:s text:c="4"/></text:p>
      <text:p text:style-name="P1"><text:s text:c="4"/>9.1. Добавление нового животного</text:p>
      <text:p text:style-name="P1"><text:s text:c="8"/>- Реализовать функциональность для добавления новых животных в реестр. <text:s text:c="6"/></text:p>
      <text:p text:style-name="P1"><text:s/>Животное должно определяться в правильный класс (например, "собака", "кошка", "хомяк" и т.д.)</text:p>
      <text:p text:style-name="P1"><text:s text:c="8"/></text:p>
      <text:p text:style-name="P1"><text:s/></text:p>
      <text:p text:style-name="P1"><text:s text:c="3"/>9.2. Список команд животного</text:p>
      <text:p text:style-name="P1"><text:s text:c="8"/>- Вывести список команд, которые может выполнять добавленное животное (например, "сидеть", "лежать").</text:p>
      <text:p text:style-name="P1"><text:s text:c="8"/></text:p>
      <text:p text:style-name="P1"><text:s text:c="4"/>9.3. Обучение новым командам</text:p>
      <text:p text:style-name="P1"><text:s text:c="8"/>- Добавить возможность обучать животных новым командам.</text:p>
      <text:p text:style-name="P1"><text:s text:c="2"/>9.4 Вывести список животных по дате рождения</text:p>
      <text:p text:style-name="P1"/>
      <text:p text:style-name="P1">9.5. Навигация по меню</text:p>
      <text:p text:style-name="P1"><text:s text:c="8"/>- Реализовать консольный пользовательский интерфейс с меню для навигации между вышеуказанными функциями.</text:p>
      <text:p text:style-name="P1"><text:s text:c="8"/></text:p>
      <text:p text:style-name="P1">10. Счетчик животных</text:p>
      <text:p text:style-name="P1"><text:soft-page-break/>Создать механизм, который позволяет вывести на экран общее количество созданных животных любого типа (Как домашних, так и вьючных), то есть при создании каждого нового животного счетчик увеличивается на “1”. </text:p>
      <text:p text:style-name="P1"><text:s text:c="2"/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Учетная запись Майкрософт</meta:initial-creator>
    <dc:creator>Elena </dc:creator>
    <meta:editing-cycles>14</meta:editing-cycles>
    <meta:creation-date>2023-09-29T09:02:00</meta:creation-date>
    <dc:date>2024-07-12T00:26:24.28</dc:date>
    <meta:editing-duration>PT15H7M48S</meta:editing-duration>
    <meta:generator>OpenOffice/4.1.15$Win32 OpenOffice.org_project/4115m2$Build-9813</meta:generator>
    <meta:document-statistic meta:table-count="2" meta:image-count="0" meta:object-count="0" meta:page-count="6" meta:paragraph-count="152" meta:word-count="724" meta:character-count="51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